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1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20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5" table:number-columns-repeated="2" table:default-cell-style-name="ce22"/>
        <table:table-column table:style-name="co10" table:default-cell-style-name="ce22"/>
        <table:table-column table:style-name="co5" table:default-cell-style-name="ce22"/>
        <table:table-column table:style-name="co10" table:default-cell-style-name="ce22"/>
        <table:table-column table:style-name="co5" table:number-columns-repeated="4" table:default-cell-style-name="ce22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number-columns-repeated="1003" table:default-cell-style-name="ce20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21"/>
          <table:table-cell table:style-name="ce26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3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3"/>
          <table:table-cell table:style-name="ce26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45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27"/>
          <table:table-cell table:style-name="ce48" office:value-type="string" office:string-value="Outras Remunerações Temporárias" calcext:value-type="string" table:number-columns-spanned="1" table:number-rows-spanned="3">
            <office:annotation draw:style-name="gr1" draw:text-style-name="P2" svg:width="4.72cm" svg:height="2.499cm" svg:x="60.625cm" svg:y="0cm" draw:caption-point-x="-2.649cm" draw:caption-point-y="0.01cm">
              <dc:date>2019-03-18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4" table:number-columns-repeated="1005"/>
        </table:table-row>
        <table:table-row table:style-name="ro1">
          <table:covered-table-cell table:number-columns-repeated="4" table:style-name="ce2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24"/>
          <table:table-cell table:style-name="ce40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40"/>
          <table:covered-table-cell table:style-name="ce23"/>
          <table:table-cell table:style-name="ce40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40"/>
          <table:table-cell table:style-name="ce26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3"/>
          <table:covered-table-cell table:style-name="ce45"/>
          <table:covered-table-cell table:style-name="ce28"/>
          <table:covered-table-cell table:style-name="ce30"/>
          <table:table-cell table:style-name="ce35" table:number-columns-repeated="1005"/>
        </table:table-row>
        <table:table-row table:style-name="ro2">
          <table:covered-table-cell table:number-columns-repeated="4" table:style-name="ce1"/>
          <table:table-cell table:style-name="ce26" office:value-type="string" office:string-value="Remuneração Cargo Efetivo" calcext:value-type="string">
            <office:annotation draw:style-name="gr2" draw:text-style-name="P4" svg:width="3.625cm" svg:height="1.047cm" svg:x="29.391cm" svg:y="0.349cm" draw:caption-point-x="0.417cm" draw:caption-point-y="0.454cm">
              <dc:date>2019-03-18T00:00:00</dc:date>
              <text:p text:style-name="P3"><text:span text:style-name="T3">Subsídio</text:span></text:p>
              <text:p text:style-name="P3"><text:span text:style-name="T3"/></text:p>
            </office:annotation>
            <text:p><text:s/>Remuneração Cargo Efetivo </text:p>
          </table:table-cell>
          <table:table-cell table:style-name="ce1" office:value-type="string" calcext:value-type="string">
            <office:annotation draw:style-name="gr3" draw:text-style-name="P4" svg:width="7.876cm" svg:height="1.47cm" svg:x="31.829cm" svg:y="0.349cm" draw:caption-point-x="0.33cm" draw:caption-point-y="0.454cm">
              <dc:date>2019-03-18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26" office:value-type="string" office:string-value="Função de Confiança ou Cargo em Comissão" calcext:value-type="string">
            <office:annotation draw:style-name="gr4" draw:text-style-name="P4" svg:width="6.247cm" svg:height="2.791cm" svg:x="34.519cm" svg:y="0.482cm" draw:caption-point-x="-0.513cm" draw:caption-point-y="0.321cm">
              <dc:date>2019-03-18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26" office:value-type="string" office:string-value="Gratificação Natalina (13º  sal.)" calcext:value-type="string">
            <text:p><text:s/>Gratificação Natalina (13º <text:s/>sal.) </text:p>
          </table:table-cell>
          <table:table-cell table:style-name="ce26" office:value-type="string" office:string-value="Férias (1/3 Constiticional)" calcext:value-type="string">
            <text:p><text:s/>Férias (1/3 Constiticional) </text:p>
          </table:table-cell>
          <table:table-cell table:style-name="ce26" office:value-type="string" office:string-value="Abono de Permanência" calcext:value-type="string">
            <text:p><text:s/>Abono de Permanência </text:p>
          </table:table-cell>
          <table:covered-table-cell table:style-name="ce26"/>
          <table:table-cell table:style-name="ce25" office:value-type="string" office:string-value="Contribuição Previdenciária" calcext:value-type="string">
            <text:p><text:s/>Contribuição Previdenciária </text:p>
          </table:table-cell>
          <table:table-cell table:style-name="ce25" office:value-type="string" office:string-value="Imposto de Renda" calcext:value-type="string">
            <text:p><text:s/>Imposto de Renda </text:p>
          </table:table-cell>
          <table:table-cell table:style-name="ce25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26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Auxílio Moradia</text:p>
          </table:table-cell>
          <table:covered-table-cell table:style-name="ce48"/>
          <table:table-cell table:style-name="ce36" table:number-columns-repeated="1005"/>
        </table:table-row>
        <table:table-row table:style-name="ro3">
          <table:table-cell table:style-name="ce3" office:value-type="float" office:value="3725" calcext:value-type="float">
            <text:p>3725</text:p>
          </table:table-cell>
          <table:table-cell table:style-name="ce3" office:value-type="string" calcext:value-type="string">
            <text:p>ABNER CASTORINO</text:p>
          </table:table-cell>
          <table:table-cell table:style-name="ce3" office:value-type="string" calcext:value-type="string">
            <text:p>PROMOTOR DE JUSTICA (ENTRANCIA FINAL)</text:p>
          </table:table-cell>
          <table:table-cell table:style-name="ce3" office:value-type="string" calcext:value-type="string">
            <text:p>PROMOTORIA DE JUSTICA DE SAO BERNARDO DO CAMPO</text:p>
          </table:table-cell>
          <table:table-cell table:style-name="ce11" office:value-type="float" office:value="33689.1" calcext:value-type="float">
            <text:p><text:s/>33.689,10 </text:p>
          </table:table-cell>
          <table:table-cell table:number-columns-repeated="5" table:style-name="ce16" office:value-type="float" office:value="0" calcext:value-type="float">
            <text:p><text:s/>- </text:p>
          </table:table-cell>
          <table:table-cell table:style-name="ce16" table:formula="of:=SUM([.E4:.J4])" office:value-type="float" office:value="33689.1" calcext:value-type="float">
            <text:p><text:s/>33.689,10 </text:p>
          </table:table-cell>
          <table:table-cell table:style-name="ce16" office:value-type="float" office:value="3705.8" calcext:value-type="float">
            <text:p><text:s/>3.705,80 </text:p>
          </table:table-cell>
          <table:table-cell table:style-name="ce16" office:value-type="float" office:value="7376.04" calcext:value-type="float">
            <text:p><text:s/>7.376,04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table:formula="of:=SUM([.L4:.N4])" office:value-type="float" office:value="11081.84" calcext:value-type="float">
            <text:p><text:s/>11.081,84 </text:p>
          </table:table-cell>
          <table:table-cell table:style-name="ce16" table:formula="of:=+[.K4]-[.O4]" office:value-type="float" office:value="22607.26" calcext:value-type="float">
            <text:p><text:s/>22.607,26 </text:p>
          </table:table-cell>
          <table:table-cell table:style-name="ce16" office:value-type="float" office:value="920" calcext:value-type="float">
            <text:p><text:s/>920,00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1005"/>
        </table:table-row>
        <table:table-row table:style-name="ro3" table:number-rows-repeated="1046553">
          <table:table-cell table:number-columns-repeated="1024"/>
        </table:table-row>
        <table:table-row table:style-name="ro4" table:number-rows-repeated="20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06:59.0918035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psp</meta:initial-creator>
    <meta:creation-date>2018-08-14T16:45:37</meta:creation-date>
    <dc:date>2021-12-16T10:07:14.335676331</dc:date>
    <meta:generator>LibreOffice/7.2.3.2$Linux_X86_64 LibreOffice_project/20$Build-2</meta:generator>
    <meta:editing-duration>PT15S</meta:editing-duration>
    <meta:editing-cycles>1</meta:editing-cycles>
    <meta:document-statistic meta:table-count="1" meta:cell-count="44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